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af8e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rsid="0009fd9d" officeooo:paragraph-rsid="0009fd9d"/>
    </style:style>
    <style:style style:name="P6" style:family="paragraph" style:parent-style-name="Heading_20_1">
      <style:text-properties officeooo:paragraph-rsid="002af8ec"/>
    </style:style>
    <style:style style:name="P7" style:family="paragraph" style:parent-style-name="Heading_20_1">
      <style:paragraph-properties fo:text-align="center" style:justify-single-word="false"/>
      <style:text-properties officeooo:paragraph-rsid="000f88e4"/>
    </style:style>
    <style:style style:name="P8" style:family="paragraph" style:parent-style-name="Text_20_body">
      <style:text-properties officeooo:rsid="0009fd9d" officeooo:paragraph-rsid="0009fd9d"/>
    </style:style>
    <style:style style:name="P9" style:family="paragraph" style:parent-style-name="Text_20_body">
      <style:text-properties officeooo:rsid="000b1084" officeooo:paragraph-rsid="000b1084"/>
    </style:style>
    <style:style style:name="P10" style:family="paragraph" style:parent-style-name="Text_20_body">
      <style:text-properties officeooo:rsid="000ceef4" officeooo:paragraph-rsid="000ceef4"/>
    </style:style>
    <style:style style:name="P11" style:family="paragraph" style:parent-style-name="Text_20_body">
      <style:text-properties officeooo:rsid="000dc7e1" officeooo:paragraph-rsid="000dc7e1"/>
    </style:style>
    <style:style style:name="P12" style:family="paragraph" style:parent-style-name="Text_20_body">
      <style:text-properties officeooo:rsid="000f88e4" officeooo:paragraph-rsid="000f88e4"/>
    </style:style>
    <style:style style:name="P13" style:family="paragraph" style:parent-style-name="Text_20_body">
      <style:text-properties officeooo:rsid="0010e6d1" officeooo:paragraph-rsid="0010e6d1"/>
    </style:style>
    <style:style style:name="P14" style:family="paragraph" style:parent-style-name="Text_20_body">
      <style:text-properties officeooo:rsid="00123912" officeooo:paragraph-rsid="00123912"/>
    </style:style>
    <style:style style:name="P15" style:family="paragraph" style:parent-style-name="Text_20_body">
      <style:text-properties officeooo:rsid="001424fa" officeooo:paragraph-rsid="001424fa"/>
    </style:style>
    <style:style style:name="P16" style:family="paragraph" style:parent-style-name="Text_20_body" style:list-style-name="L1">
      <style:text-properties officeooo:rsid="001424fa" officeooo:paragraph-rsid="001424fa"/>
    </style:style>
    <style:style style:name="P17" style:family="paragraph" style:parent-style-name="Text_20_body">
      <style:text-properties officeooo:rsid="0014bf9b" officeooo:paragraph-rsid="0014bf9b"/>
    </style:style>
    <style:style style:name="P18" style:family="paragraph" style:parent-style-name="Text_20_body" style:list-style-name="L3">
      <style:text-properties officeooo:rsid="0014bf9b" officeooo:paragraph-rsid="0014bf9b"/>
    </style:style>
    <style:style style:name="P19" style:family="paragraph" style:parent-style-name="Text_20_body" style:list-style-name="L3">
      <style:text-properties officeooo:rsid="0015d114" officeooo:paragraph-rsid="0015d114"/>
    </style:style>
    <style:style style:name="P20" style:family="paragraph" style:parent-style-name="Text_20_body">
      <style:text-properties officeooo:rsid="001697e1" officeooo:paragraph-rsid="001697e1"/>
    </style:style>
    <style:style style:name="P21" style:family="paragraph" style:parent-style-name="Text_20_body" style:list-style-name="L4">
      <style:text-properties officeooo:rsid="0018464d" officeooo:paragraph-rsid="0018464d"/>
    </style:style>
    <style:style style:name="P22" style:family="paragraph" style:parent-style-name="Text_20_body">
      <style:text-properties officeooo:rsid="0018509c" officeooo:paragraph-rsid="0018509c"/>
    </style:style>
    <style:style style:name="P23" style:family="paragraph" style:parent-style-name="Text_20_body">
      <style:text-properties officeooo:rsid="00189928" officeooo:paragraph-rsid="00189928"/>
    </style:style>
    <style:style style:name="P24" style:family="paragraph" style:parent-style-name="Text_20_body">
      <style:text-properties officeooo:rsid="001939fb" officeooo:paragraph-rsid="001939fb"/>
    </style:style>
    <style:style style:name="P25" style:family="paragraph" style:parent-style-name="Text_20_body">
      <style:text-properties officeooo:rsid="001a09c5" officeooo:paragraph-rsid="001a09c5"/>
    </style:style>
    <style:style style:name="P26" style:family="paragraph" style:parent-style-name="Text_20_body">
      <style:text-properties officeooo:rsid="001aa619" officeooo:paragraph-rsid="001aa619"/>
    </style:style>
    <style:style style:name="P27" style:family="paragraph" style:parent-style-name="Text_20_body" style:list-style-name="L5">
      <style:text-properties officeooo:rsid="001aa619" officeooo:paragraph-rsid="001aa619"/>
    </style:style>
    <style:style style:name="P28" style:family="paragraph" style:parent-style-name="Text_20_body">
      <style:text-properties officeooo:rsid="001acaf9" officeooo:paragraph-rsid="001acaf9"/>
    </style:style>
    <style:style style:name="P29" style:family="paragraph" style:parent-style-name="Text_20_body" style:list-style-name="L6">
      <style:text-properties officeooo:rsid="001acaf9" officeooo:paragraph-rsid="001acaf9"/>
    </style:style>
    <style:style style:name="P30" style:family="paragraph" style:parent-style-name="Text_20_body" style:list-style-name="L6">
      <style:text-properties officeooo:rsid="001ba7b6" officeooo:paragraph-rsid="001ba7b6"/>
    </style:style>
    <style:style style:name="P31" style:family="paragraph" style:parent-style-name="Text_20_body">
      <style:text-properties officeooo:rsid="001ce446" officeooo:paragraph-rsid="001ce446"/>
    </style:style>
    <style:style style:name="P32" style:family="paragraph" style:parent-style-name="Text_20_body" style:list-style-name="L7">
      <style:text-properties officeooo:rsid="001ce446" officeooo:paragraph-rsid="001ce446"/>
    </style:style>
    <style:style style:name="P33" style:family="paragraph" style:parent-style-name="Text_20_body" style:list-style-name="L8">
      <style:text-properties officeooo:rsid="001ce446" officeooo:paragraph-rsid="001ce446"/>
    </style:style>
    <style:style style:name="P34" style:family="paragraph" style:parent-style-name="Text_20_body" style:list-style-name="L10">
      <style:text-properties officeooo:rsid="001ce446" officeooo:paragraph-rsid="001ce446"/>
    </style:style>
    <style:style style:name="P35" style:family="paragraph" style:parent-style-name="Text_20_body" style:list-style-name="L11">
      <style:text-properties officeooo:rsid="001ce446" officeooo:paragraph-rsid="001ce446"/>
    </style:style>
    <style:style style:name="P36" style:family="paragraph" style:parent-style-name="Text_20_body">
      <style:text-properties officeooo:rsid="001db0db" officeooo:paragraph-rsid="001db0db"/>
    </style:style>
    <style:style style:name="P37" style:family="paragraph" style:parent-style-name="Text_20_body">
      <style:text-properties officeooo:rsid="001f4664" officeooo:paragraph-rsid="001f4664"/>
    </style:style>
    <style:style style:name="P38" style:family="paragraph" style:parent-style-name="Text_20_body" style:list-style-name="L12">
      <style:text-properties officeooo:rsid="001f4664" officeooo:paragraph-rsid="001f4664"/>
    </style:style>
    <style:style style:name="P39" style:family="paragraph" style:parent-style-name="Text_20_body" style:list-style-name="L13">
      <style:text-properties officeooo:rsid="001f4664" officeooo:paragraph-rsid="001f4664"/>
    </style:style>
    <style:style style:name="P40" style:family="paragraph" style:parent-style-name="Text_20_body">
      <style:text-properties officeooo:rsid="002046fa" officeooo:paragraph-rsid="002046fa"/>
    </style:style>
    <style:style style:name="P41" style:family="paragraph" style:parent-style-name="Text_20_body" style:list-style-name="L14">
      <style:text-properties officeooo:rsid="002046fa" officeooo:paragraph-rsid="002046fa"/>
    </style:style>
    <style:style style:name="P42" style:family="paragraph" style:parent-style-name="Text_20_body" style:list-style-name="L15">
      <style:text-properties officeooo:rsid="00210668" officeooo:paragraph-rsid="00210668"/>
    </style:style>
    <style:style style:name="P43" style:family="paragraph" style:parent-style-name="Text_20_body">
      <style:text-properties officeooo:rsid="00210668" officeooo:paragraph-rsid="00210668"/>
    </style:style>
    <style:style style:name="P44" style:family="paragraph" style:parent-style-name="Text_20_body">
      <style:text-properties officeooo:rsid="002142fe" officeooo:paragraph-rsid="002142fe"/>
    </style:style>
    <style:style style:name="P45" style:family="paragraph" style:parent-style-name="Text_20_body">
      <style:text-properties officeooo:rsid="00224e2e" officeooo:paragraph-rsid="00224e2e"/>
    </style:style>
    <style:style style:name="P46" style:family="paragraph" style:parent-style-name="Text_20_body" style:list-style-name="L16">
      <style:text-properties officeooo:rsid="00224e2e" officeooo:paragraph-rsid="00224e2e"/>
    </style:style>
    <style:style style:name="P47" style:family="paragraph" style:parent-style-name="Text_20_body" style:list-style-name="L16">
      <style:text-properties officeooo:rsid="00238bf5" officeooo:paragraph-rsid="00238bf5"/>
    </style:style>
    <style:style style:name="P48" style:family="paragraph" style:parent-style-name="Text_20_body">
      <style:text-properties officeooo:rsid="00252ab3" officeooo:paragraph-rsid="00252ab3"/>
    </style:style>
    <style:style style:name="P49" style:family="paragraph" style:parent-style-name="Text_20_body" style:list-style-name="L17">
      <style:text-properties officeooo:rsid="00252ab3" officeooo:paragraph-rsid="00252ab3"/>
    </style:style>
    <style:style style:name="P50" style:family="paragraph" style:parent-style-name="Text_20_body" style:list-style-name="L18">
      <style:text-properties officeooo:rsid="00252ab3" officeooo:paragraph-rsid="00252ab3"/>
    </style:style>
    <style:style style:name="P51" style:family="paragraph" style:parent-style-name="Text_20_body">
      <style:text-properties officeooo:rsid="00264073" officeooo:paragraph-rsid="00264073"/>
    </style:style>
    <style:style style:name="P52" style:family="paragraph" style:parent-style-name="Text_20_body">
      <style:text-properties officeooo:rsid="00277175" officeooo:paragraph-rsid="00277175"/>
    </style:style>
    <style:style style:name="P53" style:family="paragraph" style:parent-style-name="Text_20_body" style:list-style-name="L20">
      <style:text-properties officeooo:rsid="00277175" officeooo:paragraph-rsid="00277175"/>
    </style:style>
    <style:style style:name="P54" style:family="paragraph" style:parent-style-name="Text_20_body" style:list-style-name="L21">
      <style:text-properties officeooo:rsid="00277175" officeooo:paragraph-rsid="00277175"/>
    </style:style>
    <style:style style:name="P55" style:family="paragraph" style:parent-style-name="Text_20_body">
      <style:text-properties officeooo:rsid="00283cc9" officeooo:paragraph-rsid="00283cc9"/>
    </style:style>
    <style:style style:name="P56" style:family="paragraph" style:parent-style-name="Text_20_body">
      <style:text-properties officeooo:paragraph-rsid="00283cc9"/>
    </style:style>
    <style:style style:name="P57" style:family="paragraph" style:parent-style-name="Text_20_body" style:list-style-name="L22">
      <style:text-properties officeooo:rsid="00292030" officeooo:paragraph-rsid="00292030"/>
    </style:style>
    <style:style style:name="P58" style:family="paragraph" style:parent-style-name="Text_20_body">
      <style:paragraph-properties fo:text-align="start" style:justify-single-word="false"/>
      <style:text-properties officeooo:paragraph-rsid="000f88e4"/>
    </style:style>
    <style:style style:name="T1" style:family="text">
      <style:text-properties officeooo:rsid="000b1084"/>
    </style:style>
    <style:style style:name="T2" style:family="text">
      <style:text-properties officeooo:rsid="000b4f00"/>
    </style:style>
    <style:style style:name="T3" style:family="text">
      <style:text-properties officeooo:rsid="000ec4e3"/>
    </style:style>
    <style:style style:name="T4" style:family="text">
      <style:text-properties officeooo:rsid="000f88e4"/>
    </style:style>
    <style:style style:name="T5" style:family="text">
      <style:text-properties officeooo:rsid="00123912"/>
    </style:style>
    <style:style style:name="T6" style:family="text">
      <style:text-properties officeooo:rsid="001424fa"/>
    </style:style>
    <style:style style:name="T7" style:family="text">
      <style:text-properties officeooo:rsid="00145cba"/>
    </style:style>
    <style:style style:name="T8" style:family="text">
      <style:text-properties officeooo:rsid="001697e1"/>
    </style:style>
    <style:style style:name="T9" style:family="text">
      <style:text-properties officeooo:rsid="0018509c"/>
    </style:style>
    <style:style style:name="T10" style:family="text">
      <style:text-properties officeooo:rsid="00189928"/>
    </style:style>
    <style:style style:name="T1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2" style:family="text">
      <style:text-properties officeooo:rsid="001acaf9"/>
    </style:style>
    <style:style style:name="T13" style:family="text">
      <style:text-properties officeooo:rsid="001ba7b6"/>
    </style:style>
    <style:style style:name="T14" style:family="text">
      <style:text-properties officeooo:rsid="002046fa"/>
    </style:style>
    <style:style style:name="T15" style:family="text">
      <style:text-properties officeooo:rsid="002142fe"/>
    </style:style>
    <style:style style:name="T16" style:family="text">
      <style:text-properties officeooo:rsid="00238bf5"/>
    </style:style>
    <style:style style:name="T17" style:family="text">
      <style:text-properties officeooo:rsid="00277175"/>
    </style:style>
    <style:style style:name="T18" style:family="text">
      <style:text-properties officeooo:rsid="00283cc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 text:is-list-header="true"><text:bookmark-start text:name="__RefHeading___Toc137_276833556"/><text:span text:style-name="T4">Documentation données</text:span><text:bookmark-end text:name="__RefHeading___Toc137_276833556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37_276833556" text:style-name="Index_20_Link" text:visited-style-name="Index_20_Link">Documentation données<text:tab/>1</text:a></text:p>
          <text:p text:style-name="P2"><text:a xlink:type="simple" xlink:href="#__RefHeading___Toc139_276833556" text:style-name="Index_20_Link" text:visited-style-name="Index_20_Link">1. Données EDF<text:tab/>2</text:a></text:p>
          <text:p text:style-name="P2"><text:a xlink:type="simple" xlink:href="#__RefHeading___Toc141_276833556" text:style-name="Index_20_Link" text:visited-style-name="Index_20_Link">2. Description des dimensions<text:tab/>2</text:a></text:p>
          <text:p text:style-name="P2"><text:a xlink:type="simple" xlink:href="#__RefHeading___Toc143_276833556" text:style-name="Index_20_Link" text:visited-style-name="Index_20_Link">3. Description des tables<text:tab/>2</text:a></text:p>
          <text:p text:style-name="P3"><text:a xlink:type="simple" xlink:href="#__RefHeading___Toc145_276833556" text:style-name="Index_20_Link" text:visited-style-name="Index_20_Link">3.1. Rémunération et promotions<text:tab/>2</text:a></text:p>
          <text:p text:style-name="P4"><text:a xlink:type="simple" xlink:href="#__RefHeading___Toc147_276833556" text:style-name="Index_20_Link" text:visited-style-name="Index_20_Link">3.1.1. Masse salariale annuelle<text:tab/>2</text:a></text:p>
          <text:p text:style-name="P4"><text:a xlink:type="simple" xlink:href="#__RefHeading___Toc149_276833556" text:style-name="Index_20_Link" text:visited-style-name="Index_20_Link">3.1.2. Rémunération mensuelle brute<text:tab/>3</text:a></text:p>
          <text:p text:style-name="P4"><text:a xlink:type="simple" xlink:href="#__RefHeading___Toc151_276833556" text:style-name="Index_20_Link" text:visited-style-name="Index_20_Link">3.1.3. Promotions dans un collège supérieur<text:tab/>3</text:a></text:p>
          <text:p text:style-name="P3"><text:a xlink:type="simple" xlink:href="#__RefHeading___Toc153_276833556" text:style-name="Index_20_Link" text:visited-style-name="Index_20_Link">3.2. Formation<text:tab/>3</text:a></text:p>
          <text:p text:style-name="P4"><text:a xlink:type="simple" xlink:href="#__RefHeading___Toc155_276833556" text:style-name="Index_20_Link" text:visited-style-name="Index_20_Link">3.2.2 Contrats de professionnalisation<text:tab/>3</text:a></text:p>
          <text:p text:style-name="P4"><text:a xlink:type="simple" xlink:href="#__RefHeading___Toc157_276833556" text:style-name="Index_20_Link" text:visited-style-name="Index_20_Link">3.2.3 Heures de formations<text:tab/>3</text:a></text:p>
          <text:p text:style-name="P4"><text:a xlink:type="simple" xlink:href="#__RefHeading___Toc159_276833556" text:style-name="Index_20_Link" text:visited-style-name="Index_20_Link">3.2.4 Montant consacré à la formation continue (Agrée Convention)<text:tab/>3</text:a></text:p>
          <text:p text:style-name="P4"><text:a xlink:type="simple" xlink:href="#__RefHeading___Toc161_276833556" text:style-name="Index_20_Link" text:visited-style-name="Index_20_Link">3.2.5. Montant consacré à la formation continue (Interne)<text:tab/>4</text:a></text:p>
          <text:p text:style-name="P4"><text:a xlink:type="simple" xlink:href="#__RefHeading___Toc163_276833556" text:style-name="Index_20_Link" text:visited-style-name="Index_20_Link">3.2.6. Montant consacré à la formation continue (Autres)<text:tab/>4</text:a></text:p>
          <text:p text:style-name="P4"><text:a xlink:type="simple" xlink:href="#__RefHeading___Toc165_276833556" text:style-name="Index_20_Link" text:visited-style-name="Index_20_Link">3.2.7. Pourcentage de l’assiette des rémunérations soumises aux cotisations de sécurité sociale du régime général afférent à la formation continue<text:tab/>4</text:a></text:p>
          <text:p text:style-name="P4"><text:a xlink:type="simple" xlink:href="#__RefHeading___Toc167_276833556" text:style-name="Index_20_Link" text:visited-style-name="Index_20_Link">3.2.8. Salariés ayant bénéficié d’un congé individuel de formation non rémunéré<text:tab/>4</text:a></text:p>
          <text:p text:style-name="P4"><text:a xlink:type="simple" xlink:href="#__RefHeading___Toc169_276833556" text:style-name="Index_20_Link" text:visited-style-name="Index_20_Link">3.2.9. Salariés ayant bénéficié d’un congé individuel de formation rémunéré<text:tab/>4</text:a></text:p>
          <text:p text:style-name="P4"><text:a xlink:type="simple" xlink:href="#__RefHeading___Toc171_276833556" text:style-name="Index_20_Link" text:visited-style-name="Index_20_Link">3.2.10. Salariés ayant suivi au moins un stage<text:tab/>4</text:a></text:p>
          <text:p text:style-name="P3"><text:a xlink:type="simple" xlink:href="#__RefHeading___Toc173_276833556" text:style-name="Index_20_Link" text:visited-style-name="Index_20_Link">3.3. Droit du travail<text:tab/>4</text:a></text:p>
          <text:p text:style-name="P4"><text:a xlink:type="simple" xlink:href="#__RefHeading___Toc175_276833556" text:style-name="Index_20_Link" text:visited-style-name="Index_20_Link">3.3.1. Nombre d’instances judiciaires engagées dans l’année où l’Entreprise est en cause (EDF et Mixtes)<text:tab/>4</text:a></text:p>
          <text:p text:style-name="P4"><text:a xlink:type="simple" xlink:href="#__RefHeading___Toc177_276833556" text:style-name="Index_20_Link" text:visited-style-name="Index_20_Link">3.3.2. Nombre de recours à des modes de solution non juridictionnels engagés dans l’année<text:tab/>5</text:a></text:p>
          <text:p text:style-name="P3"><text:a xlink:type="simple" xlink:href="#__RefHeading___Toc179_276833556" text:style-name="Index_20_Link" text:visited-style-name="Index_20_Link">3.4. Autres conditions de travail<text:tab/>5</text:a></text:p>
          <text:p text:style-name="P4"><text:a xlink:type="simple" xlink:href="#__RefHeading___Toc181_276833556" text:style-name="Index_20_Link" text:visited-style-name="Index_20_Link">3.4.1. Salariés à temps partiel en décembre<text:tab/>5</text:a></text:p>
          <text:p text:style-name="P4"><text:a xlink:type="simple" xlink:href="#__RefHeading___Toc183_276833556" text:style-name="Index_20_Link" text:visited-style-name="Index_20_Link">3.4.2. Salariés ayant bénéficié de repos compensateur<text:tab/>5</text:a></text:p>
          <text:p text:style-name="P4"><text:a xlink:type="simple" xlink:href="#__RefHeading___Toc185_276833556" text:style-name="Index_20_Link" text:visited-style-name="Index_20_Link">3.4.3. Salariés bénéficiaires d'un système d'horaires individualisés<text:tab/>5</text:a></text:p>
          <text:p text:style-name="P4"><text:a xlink:type="simple" xlink:href="#__RefHeading___Toc187_276833556" text:style-name="Index_20_Link" text:visited-style-name="Index_20_Link">3.4.4. Salariés déclarés définitivement inaptes à leur emploi par le médecin du travail<text:tab/>6</text:a></text:p>
          <text:p text:style-name="P4"><text:a xlink:type="simple" xlink:href="#__RefHeading___Toc189_276833556" text:style-name="Index_20_Link" text:visited-style-name="Index_20_Link">3.4.5. Salariés en réduction collective du temps de travail<text:tab/>6</text:a></text:p>
          <text:p text:style-name="P4"><text:a xlink:type="simple" xlink:href="#__RefHeading___Toc191_276833556" text:style-name="Index_20_Link" text:visited-style-name="Index_20_Link">3.4.6. Salariés en services continus de plus de 50 ans<text:tab/>6</text:a></text:p>
          <text:p text:style-name="P4"><text:a xlink:type="simple" xlink:href="#__RefHeading___Toc193_276833556" text:style-name="Index_20_Link" text:visited-style-name="Index_20_Link">3.4.7. Salariés reclassés dans l'entreprise à la suite d'une inaptitude<text:tab/>6</text:a></text:p>
          <text:p text:style-name="P3"><text:a xlink:type="simple" xlink:href="#__RefHeading___Toc195_276833556" text:style-name="Index_20_Link" text:visited-style-name="Index_20_Link">3.5. Absentéisme<text:tab/>6</text:a></text:p>
          <text:p text:style-name="P4"><text:a xlink:type="simple" xlink:href="#__RefHeading___Toc197_276833556" text:style-name="Index_20_Link" text:visited-style-name="Index_20_Link">3.5.1. Absence pour congé de maternité ou d'adoption<text:tab/>6</text:a></text:p>
          <text:p text:style-name="P4"><text:a xlink:type="simple" xlink:href="#__RefHeading___Toc199_276833556" text:style-name="Index_20_Link" text:visited-style-name="Index_20_Link">3.5.2. Absence pour congé de paternité et d'accueil de l'enfant<text:tab/>6</text:a></text:p>
          <text:p text:style-name="P4"><text:a xlink:type="simple" xlink:href="#__RefHeading___Toc201_276833556" text:style-name="Index_20_Link" text:visited-style-name="Index_20_Link">3.5.3. Absence pour congés autorisés (événements familiaux, congés mères de famille, congés spéciaux…)<text:tab/>7</text:a></text:p>
          <text:p text:style-name="P4"><text:a xlink:type="simple" xlink:href="#__RefHeading___Toc203_276833556" text:style-name="Index_20_Link" text:visited-style-name="Index_20_Link">3.5.4. Absence pour maladie<text:tab/>7</text:a></text:p>
          <text:p text:style-name="P3"><text:a xlink:type="simple" xlink:href="#__RefHeading___Toc205_276833556" text:style-name="Index_20_Link" text:visited-style-name="Index_20_Link">3.6. Effectifs &amp; répartition par age statut &amp; sexe<text:tab/>7</text:a></text:p>
          <text:p text:style-name="P4"><text:a xlink:type="simple" xlink:href="#__RefHeading___Toc207_276833556" text:style-name="Index_20_Link" text:visited-style-name="Index_20_Link">3.6.1. Effectif<text:tab/>7</text:a></text:p>
          <text:p text:style-name="P4"><text:a xlink:type="simple" xlink:href="#__RefHeading___Toc209_276833556" text:style-name="Index_20_Link" text:visited-style-name="Index_20_Link">3.6.2. Démissions<text:tab/>7</text:a></text:p>
          <text:p text:style-name="P4"><text:a xlink:type="simple" xlink:href="#__RefHeading___Toc211_276833556" text:style-name="Index_20_Link" text:visited-style-name="Index_20_Link">3.6.3. Embauches de salariés de moins de 25 ans<text:tab/>8</text:a></text:p>
          <text:p text:style-name="P3"><text:a xlink:type="simple" xlink:href="#__RefHeading___Toc213_276833556" text:style-name="Index_20_Link" text:visited-style-name="Index_20_Link">3.7. Salariés en situation de handicap<text:tab/>8</text:a></text:p>
          <text:p text:style-name="P4"><text:a xlink:type="simple" xlink:href="#__RefHeading___Toc215_276833556" text:style-name="Index_20_Link" text:visited-style-name="Index_20_Link">3.7.1. Salariés en situation de handicap<text:tab/>8</text:a></text:p>
          <text:p text:style-name="P4"><text:a xlink:type="simple" xlink:href="#__RefHeading___Toc217_276833556" text:style-name="Index_20_Link" text:visited-style-name="Index_20_Link">3.7.2. Salariés reconnus travailleurs handicapés suite à accidents du travail<text:tab/>8</text:a></text:p>
          <text:p text:style-name="P3"><text:a xlink:type="simple" xlink:href="#__RefHeading___Toc219_276833556" text:style-name="Index_20_Link" text:visited-style-name="Index_20_Link">3.8. Travailleurs extérieurs<text:tab/>8</text:a></text:p>
          <text:p text:style-name="P4"><text:a xlink:type="simple" xlink:href="#__RefHeading___Toc221_276833556" text:style-name="Index_20_Link" text:visited-style-name="Index_20_Link">3.8.1. Durée moyenne des contrats de travail temporaire<text:tab/>8</text:a></text:p>
          <text:p text:style-name="P4"><text:a xlink:type="simple" xlink:href="#__RefHeading___Toc223_276833556" text:style-name="Index_20_Link" text:visited-style-name="Index_20_Link">3.8.2. Nombre moyen mensuel de travailleurs temporaires<text:tab/>9</text:a></text:p>
          <text:p text:style-name="P4"><text:a xlink:type="simple" xlink:href="#__RefHeading___Toc225_276833556" text:style-name="Index_20_Link" text:visited-style-name="Index_20_Link"><text:soft-page-break/>3.8.3. Salariés détachés accueillis<text:tab/>9</text:a></text:p>
          <text:p text:style-name="P4"><text:a xlink:type="simple" xlink:href="#__RefHeading___Toc227_276833556" text:style-name="Index_20_Link" text:visited-style-name="Index_20_Link">3.8.4. Salariés détachés en mobilité à l'international<text:tab/>9</text:a></text:p>
          <text:p text:style-name="P4"><text:a xlink:type="simple" xlink:href="#__RefHeading___Toc229_276833556" text:style-name="Index_20_Link" text:visited-style-name="Index_20_Link">3.8.5. Stagiaires scolaires<text:tab/>9</text:a></text:p>
        </text:index-body>
      </text:table-of-content>
      <text:p text:style-name="P58"/>
      <text:h text:style-name="P5" text:outline-level="1"><text:bookmark-start text:name="__RefHeading___Toc139_276833556"/>1. <text:span text:style-name="T3">Données </text:span><text:span text:style-name="T4">EDF</text:span><text:bookmark-end text:name="__RefHeading___Toc139_276833556"/></text:h>
      <text:p text:style-name="P12">Une table concerne un thème.</text:p>
      <text:p text:style-name="P8">Chaque table est par année <text:span text:style-name="T1">de</text:span> 2017 à 2023.</text:p>
      <text:p text:style-name="P9">Chaque table concerne la France.</text:p>
      <text:p text:style-name="P9">Chaque table peut contenir plusieurs <text:span text:style-name="T2">indicateurs.</text:span></text:p>
      <text:p text:style-name="P10">Les indicateurs d'une même table peuvent avoir des dimensions associées différentes.</text:p>
      <text:p text:style-name="P11">Les dimensions peuvent être simultanés ou exclusifs.</text:p>
      <text:p text:style-name="P13">Les tables initiales seront décomposées <text:span text:style-name="T5">en sous-table</text:span>: chaque indicateur correspondra à une nouvelle table avec ses dimensions associées.</text:p>
      <text:p text:style-name="P13"/>
      <text:h text:style-name="Heading_20_1" text:outline-level="1"><text:bookmark-start text:name="__RefHeading___Toc141_276833556"/>2. Description de<text:span text:style-name="T5">s dimensions</text:span><text:bookmark-end text:name="__RefHeading___Toc141_276833556"/></text:h>
      <text:p text:style-name="P13"/>
      <text:h text:style-name="P6" text:outline-level="1"><text:bookmark-start text:name="__RefHeading___Toc143_276833556"/>3. Description des tables<text:bookmark-end text:name="__RefHeading___Toc143_276833556"/></text:h>
      <text:h text:style-name="P1" text:outline-level="2"><text:bookmark-start text:name="__RefHeading___Toc145_276833556"/>3.1. Rémunération et promotions<text:bookmark-end text:name="__RefHeading___Toc145_276833556"/></text:h>
      <text:h text:style-name="Heading_20_3" text:outline-level="3"><text:bookmark-start text:name="__RefHeading___Toc147_276833556"/>3.1.1. Masse salariale annuelle<text:bookmark-end text:name="__RefHeading___Toc147_276833556"/></text:h>
      <text:p text:style-name="P14"><text:span text:style-name="T6">U</text:span>nité : millions €</text:p>
      <text:p text:style-name="P15">Dimensions :</text:p>
      <text:list text:style-name="L1">
        <text:list-item>
          <text:p text:style-name="P16">Type de contrat</text:p>
        </text:list-item>
        <text:list-item>
          <text:p text:style-name="P16">Collège</text:p>
        </text:list-item>
        <text:list-item>
          <text:p text:style-name="P16">Genre</text:p>
        </text:list-item>
      </text:list>
      <text:h text:style-name="Heading_20_3" text:outline-level="3"><text:bookmark-start text:name="__RefHeading___Toc149_276833556"/>3.1.2. <text:span text:style-name="T7">Rémunération mensuelle brute</text:span><text:bookmark-end text:name="__RefHeading___Toc149_276833556"/></text:h>
      <text:p text:style-name="P17">Unité : €</text:p>
      <text:p text:style-name="P17">Dimensions :</text:p>
      <text:list text:style-name="L3">
        <text:list-item>
          <text:p text:style-name="P18">Type de contrat</text:p>
        </text:list-item>
        <text:list-item>
          <text:p text:style-name="P18">soit Collège soit Plage M3E</text:p>
        </text:list-item>
        <text:list-item>
          <text:p text:style-name="P19">Genre</text:p>
        </text:list-item>
      </text:list>
      <text:h text:style-name="Heading_20_3" text:outline-level="3"><text:bookmark-start text:name="__RefHeading___Toc151_276833556"/><text:soft-page-break/>3.1.3. Promotions <text:span text:style-name="T8">dans un collège supérieur</text:span><text:bookmark-end text:name="__RefHeading___Toc151_276833556"/></text:h>
      <text:p text:style-name="P20">Unité : nombre</text:p>
      <text:p text:style-name="P20">Dimensions :</text:p>
      <text:list text:style-name="L4">
        <text:list-item>
          <text:p text:style-name="P21">Type de contrat</text:p>
        </text:list-item>
        <text:list-item>
          <text:p text:style-name="P21">College</text:p>
        </text:list-item>
        <text:list-item>
          <text:p text:style-name="P21">Genre</text:p>
        </text:list-item>
      </text:list>
      <text:h text:style-name="Heading_20_2" text:outline-level="2"><text:bookmark-start text:name="__RefHeading___Toc153_276833556"/>3.2. <text:span text:style-name="T9">Formation</text:span><text:bookmark-end text:name="__RefHeading___Toc153_276833556"/></text:h>
      <text:p text:style-name="P22">3.2.1. Contrats d'apprentissage</text:p>
      <text:p text:style-name="P22">Unité : nombre</text:p>
      <text:p text:style-name="P22">Dimension : Genre</text:p>
      <text:h text:style-name="Heading_20_3" text:outline-level="3"><text:bookmark-start text:name="__RefHeading___Toc155_276833556"/>3.2.2 Contrats de professionnalisation<text:bookmark-end text:name="__RefHeading___Toc155_276833556"/></text:h>
      <text:p text:style-name="P22">Unité : nombre</text:p>
      <text:p text:style-name="P22">Dimension : Genre</text:p>
      <text:h text:style-name="Heading_20_3" text:outline-level="3"><text:bookmark-start text:name="__RefHeading___Toc157_276833556"/>3.2.3 Heure<text:span text:style-name="T10">s </text:span>de formation<text:span text:style-name="T10">s</text:span><text:bookmark-end text:name="__RefHeading___Toc157_276833556"/></text:h>
      <text:p text:style-name="P23">Unité : heure</text:p>
      <text:p text:style-name="P23">Dimension : soit Collège soit Plage M3E</text:p>
      <text:h text:style-name="Heading_20_3" text:outline-level="3"><text:bookmark-start text:name="__RefHeading___Toc159_276833556"/>3.2.4 Montant consacré à la formation continue (Agrée Convention)<text:bookmark-end text:name="__RefHeading___Toc159_276833556"/></text:h>
      <text:p text:style-name="P24">Unité : K€</text:p>
      <text:h text:style-name="Heading_20_3" text:outline-level="3"><text:bookmark-start text:name="__RefHeading___Toc161_276833556"/>3.2.5. Montant consacré à la formation continue (Interne)<text:bookmark-end text:name="__RefHeading___Toc161_276833556"/></text:h>
      <text:p text:style-name="P24">Unité : K€</text:p>
      <text:h text:style-name="Heading_20_3" text:outline-level="3"><text:bookmark-start text:name="__RefHeading___Toc163_276833556"/>3.2.6. Montant consacré à la formation continue (Autres)<text:bookmark-end text:name="__RefHeading___Toc163_276833556"/></text:h>
      <text:p text:style-name="P24">Unité : K€</text:p>
      <text:h text:style-name="Heading_20_3" text:outline-level="3"><text:bookmark-start text:name="__RefHeading___Toc165_276833556"/>3.2.7. Pourcentage de l’assiette des rémunérations soumises aux cotisations de sécurité sociale du régime général afférent à la formation continue<text:bookmark-end text:name="__RefHeading___Toc165_276833556"/></text:h>
      <text:p text:style-name="P24">Unité : %</text:p>
      <text:h text:style-name="Heading_20_3" text:outline-level="3"><text:bookmark-start text:name="__RefHeading___Toc167_276833556"/>3.2.8. Salariés ayant bénéficié d’un congé individuel de formation non rémunéré<text:bookmark-end text:name="__RefHeading___Toc167_276833556"/></text:h>
      <text:p text:style-name="P24">Unité : nombre</text:p>
      <text:p text:style-name="P24">Dimension : Genre</text:p>
      <text:h text:style-name="Heading_20_3" text:outline-level="3"><text:bookmark-start text:name="__RefHeading___Toc169_276833556"/><text:soft-page-break/>3.2.9. Salariés ayant bénéficié d’un congé individuel de formation rémunéré<text:bookmark-end text:name="__RefHeading___Toc169_276833556"/></text:h>
      <text:p text:style-name="P25">Unité : nombre</text:p>
      <text:p text:style-name="P25">Dimension : Genre</text:p>
      <text:h text:style-name="Heading_20_3" text:outline-level="3"><text:bookmark-start text:name="__RefHeading___Toc171_276833556"/>3.2.10. Salariés ayant suivi au moins un stage<text:bookmark-end text:name="__RefHeading___Toc171_276833556"/></text:h>
      <text:p text:style-name="P26">Unité : nombre</text:p>
      <text:p text:style-name="P26">Dimension<text:span text:style-name="T12">s</text:span> :</text:p>
      <text:list text:style-name="L5">
        <text:list-item>
          <text:p text:style-name="P27">Genre</text:p>
        </text:list-item>
        <text:list-item>
          <text:p text:style-name="P27">soit Collège soit Plage M3E</text:p>
        </text:list-item>
      </text:list>
      <text:p text:style-name="P26"/>
      <text:h text:style-name="Heading_20_2" text:outline-level="2"><text:bookmark-start text:name="__RefHeading___Toc173_276833556"/>3.3. Droit du travail<text:bookmark-end text:name="__RefHeading___Toc173_276833556"/></text:h>
      <text:h text:style-name="Heading_20_3" text:outline-level="3"><text:bookmark-start text:name="__RefHeading___Toc175_276833556"/>3.<text:span text:style-name="T12">3.1. Nombre d’instances judiciaires engagées dans l’année où l’Entreprise </text:span>est en cause (EDF et Mixtes)<text:bookmark-end text:name="__RefHeading___Toc175_276833556"/></text:h>
      <text:p text:style-name="P28">Unité : nombre</text:p>
      <text:p text:style-name="P28">Dimension : Type de recours 1</text:p>
      <text:h text:style-name="Heading_20_3" text:outline-level="3"><text:bookmark-start text:name="__RefHeading___Toc177_276833556"/>3.3.2. Nombre de recours à des modes de solution non juridictionnels engagés dans l’année<text:bookmark-end text:name="__RefHeading___Toc177_276833556"/></text:h>
      <text:p text:style-name="P28">Unité : nombre</text:p>
      <text:p text:style-name="P28">Dimension : Type de recours 2</text:p>
      <text:p text:style-name="P28"/>
      <text:h text:style-name="Heading_20_2" text:outline-level="2"><text:bookmark-start text:name="__RefHeading___Toc179_276833556"/>3.4. Autres conditions de travail<text:bookmark-end text:name="__RefHeading___Toc179_276833556"/></text:h>
      <text:h text:style-name="Heading_20_3" text:outline-level="3"><text:bookmark-start text:name="__RefHeading___Toc181_276833556"/>3.4.1. Salariés à temps partiel en décembre<text:bookmark-end text:name="__RefHeading___Toc181_276833556"/></text:h>
      <text:p text:style-name="P28">Unité : nombre</text:p>
      <text:p text:style-name="P28">Dimensions :</text:p>
      <text:list text:style-name="L6">
        <text:list-item>
          <text:p text:style-name="P29">Tranche horaire <text:span text:style-name="T13">(vide &lt;=&gt; tout confondu)</text:span></text:p>
        </text:list-item>
        <text:list-item>
          <text:p text:style-name="P29">Type de contrat <text:span text:style-name="T13">(vide si tranche horaire vide)</text:span></text:p>
        </text:list-item>
        <text:list-item>
          <text:p text:style-name="P30">Collège</text:p>
        </text:list-item>
        <text:list-item>
          <text:p text:style-name="P30">Genre</text:p>
        </text:list-item>
      </text:list>
      <text:h text:style-name="Heading_20_3" text:outline-level="3"><text:bookmark-start text:name="__RefHeading___Toc183_276833556"/>3.4.2. Salariés ayant bénéficié de repos compensateur<text:bookmark-end text:name="__RefHeading___Toc183_276833556"/></text:h>
      <text:p text:style-name="P31">Unité : nombre</text:p>
      <text:p text:style-name="P31"><text:soft-page-break/>Dimensions :</text:p>
      <text:list text:style-name="L7">
        <text:list-item>
          <text:p text:style-name="P32">Collège</text:p>
        </text:list-item>
        <text:list-item>
          <text:p text:style-name="P32">Genre</text:p>
        </text:list-item>
      </text:list>
      <text:h text:style-name="Heading_20_3" text:outline-level="3"><text:bookmark-start text:name="__RefHeading___Toc185_276833556"/>3.4.3. Salariés bénéficiaires d'un système d'horaires individualisés<text:bookmark-end text:name="__RefHeading___Toc185_276833556"/></text:h>
      <text:p text:style-name="P31">Unité : nombre</text:p>
      <text:p text:style-name="P31">Dimensions :</text:p>
      <text:list text:style-name="L8">
        <text:list-item>
          <text:p text:style-name="P33">Collège</text:p>
        </text:list-item>
        <text:list-item>
          <text:p text:style-name="P33">Genre</text:p>
        </text:list-item>
      </text:list>
      <text:h text:style-name="Heading_20_3" text:outline-level="3"><text:bookmark-start text:name="__RefHeading___Toc187_276833556"/>3.4.4. Salariés déclarés définitivement inaptes à leur emploi par le médecin du travail<text:bookmark-end text:name="__RefHeading___Toc187_276833556"/></text:h>
      <text:p text:style-name="P31">Unité : nombre</text:p>
      <text:h text:style-name="Heading_20_3" text:outline-level="3"><text:bookmark-start text:name="__RefHeading___Toc189_276833556"/>3.4.5. Salariés en réduction collective du temps de travail<text:bookmark-end text:name="__RefHeading___Toc189_276833556"/></text:h>
      <text:p text:style-name="P31">Unité : nombre</text:p>
      <text:p text:style-name="P31">Dimensions :</text:p>
      <text:list text:style-name="L10">
        <text:list-item>
          <text:p text:style-name="P34">Type de contrat</text:p>
        </text:list-item>
        <text:list-item>
          <text:p text:style-name="P34">Collège</text:p>
        </text:list-item>
        <text:list-item>
          <text:p text:style-name="P34">Genre</text:p>
        </text:list-item>
      </text:list>
      <text:h text:style-name="Heading_20_3" text:outline-level="3"><text:bookmark-start text:name="__RefHeading___Toc191_276833556"/>3.4.6. Salariés en services continus de plus de 50 ans<text:bookmark-end text:name="__RefHeading___Toc191_276833556"/></text:h>
      <text:p text:style-name="P31">Unité : nombre</text:p>
      <text:p text:style-name="P31">Dimensions :</text:p>
      <text:list text:style-name="L11">
        <text:list-item>
          <text:p text:style-name="P35">Collège</text:p>
        </text:list-item>
        <text:list-item>
          <text:p text:style-name="P35">Genre</text:p>
        </text:list-item>
      </text:list>
      <text:h text:style-name="Heading_20_3" text:outline-level="3"><text:bookmark-start text:name="__RefHeading___Toc193_276833556"/>3.4.7. Salariés reclassés dans l'entreprise à la suite d'une inaptitude<text:bookmark-end text:name="__RefHeading___Toc193_276833556"/></text:h>
      <text:p text:style-name="P36">Unité : nombre</text:p>
      <text:p text:style-name="P36"/>
      <text:h text:style-name="Heading_20_2" text:outline-level="2"><text:bookmark-start text:name="__RefHeading___Toc195_276833556"/>3.5. Absentéisme<text:bookmark-end text:name="__RefHeading___Toc195_276833556"/></text:h>
      <text:h text:style-name="Heading_20_3" text:outline-level="3"><text:bookmark-start text:name="__RefHeading___Toc197_276833556"/>3.5.1. Absence pour congé de maternité ou d'adoption<text:bookmark-end text:name="__RefHeading___Toc197_276833556"/></text:h>
      <text:p text:style-name="P37">Unité : heure</text:p>
      <text:p text:style-name="P37">Dimensions :</text:p>
      <text:list text:style-name="L12">
        <text:list-item>
          <text:p text:style-name="P38">Type de contrat</text:p>
        </text:list-item>
        <text:list-item>
          <text:p text:style-name="P38"><text:soft-page-break/>Collège</text:p>
        </text:list-item>
      </text:list>
      <text:h text:style-name="Heading_20_3" text:outline-level="3"><text:bookmark-start text:name="__RefHeading___Toc199_276833556"/>3.5.2. Absence pour congé de paternité et d'accueil de l'enfant<text:bookmark-end text:name="__RefHeading___Toc199_276833556"/></text:h>
      <text:p text:style-name="P37">Unité : heure</text:p>
      <text:p text:style-name="P37">Dimensions :</text:p>
      <text:list text:style-name="L13">
        <text:list-item>
          <text:p text:style-name="P39">Type de contrat</text:p>
        </text:list-item>
        <text:list-item>
          <text:p text:style-name="P39">Collège</text:p>
        </text:list-item>
      </text:list>
      <text:h text:style-name="Heading_20_3" text:outline-level="3"><text:bookmark-start text:name="__RefHeading___Toc201_276833556"/>3.5.3. Absence pour congés autorisés (événements familiaux, congés mères de famille, congés spéciaux…)<text:bookmark-end text:name="__RefHeading___Toc201_276833556"/></text:h>
      <text:p text:style-name="P37">Unité : <text:span text:style-name="T14">heure</text:span></text:p>
      <text:p text:style-name="P40">Dimensions :</text:p>
      <text:list text:style-name="L14">
        <text:list-item>
          <text:p text:style-name="P41">Type de contrat</text:p>
        </text:list-item>
        <text:list-item>
          <text:p text:style-name="P41">Collège</text:p>
        </text:list-item>
        <text:list-item>
          <text:p text:style-name="P41">Genre</text:p>
        </text:list-item>
      </text:list>
      <text:h text:style-name="Heading_20_3" text:outline-level="3"><text:bookmark-start text:name="__RefHeading___Toc203_276833556"/>3.5.4. Absence pour maladie<text:bookmark-end text:name="__RefHeading___Toc203_276833556"/></text:h>
      <text:p text:style-name="P40">Unité : heure</text:p>
      <text:p text:style-name="P40">Dimensions :</text:p>
      <text:list text:style-name="L15">
        <text:list-item>
          <text:p text:style-name="P42">Type de contrat</text:p>
        </text:list-item>
        <text:list-item>
          <text:p text:style-name="P42">Collège</text:p>
        </text:list-item>
        <text:list-item>
          <text:p text:style-name="P42">Genre</text:p>
        </text:list-item>
      </text:list>
      <text:p text:style-name="P43"/>
      <text:h text:style-name="Heading_20_2" text:outline-level="2"><text:bookmark-start text:name="__RefHeading___Toc205_276833556"/>3.6. Effectifs &amp; répartition par age statut &amp; sexe<text:bookmark-end text:name="__RefHeading___Toc205_276833556"/></text:h>
      <text:h text:style-name="Heading_20_3" text:outline-level="3"><text:bookmark-start text:name="__RefHeading___Toc207_276833556"/>3.6.1. <text:span text:style-name="T15">Effectif</text:span><text:bookmark-end text:name="__RefHeading___Toc207_276833556"/></text:h>
      <text:p text:style-name="P44">Unité : nombre</text:p>
      <text:p text:style-name="P45">Dimensions :</text:p>
      <text:list text:style-name="L16">
        <text:list-item>
          <text:p text:style-name="P46">Type de contrat</text:p>
        </text:list-item>
        <text:list-item>
          <text:p text:style-name="P46">soit Collège soit Plage M3E</text:p>
        </text:list-item>
        <text:list-item>
          <text:p text:style-name="P46">soit Sous-catégorie collège soit <text:span text:style-name="T16">Nationalité soit Ancienneté soit Tranche d'âge</text:span></text:p>
        </text:list-item>
        <text:list-item>
          <text:p text:style-name="P47">Genre</text:p>
        </text:list-item>
      </text:list>
      <text:h text:style-name="Heading_20_3" text:outline-level="3"><text:bookmark-start text:name="__RefHeading___Toc209_276833556"/>3.6.2. Démissions<text:bookmark-end text:name="__RefHeading___Toc209_276833556"/></text:h>
      <text:p text:style-name="P48">Unité : nombre</text:p>
      <text:p text:style-name="P48"><text:soft-page-break/>Dimensions :</text:p>
      <text:list text:style-name="L17">
        <text:list-item>
          <text:p text:style-name="P49">Type de contrat</text:p>
        </text:list-item>
        <text:list-item>
          <text:p text:style-name="P49">Collège</text:p>
        </text:list-item>
        <text:list-item>
          <text:p text:style-name="P49">Genre</text:p>
        </text:list-item>
      </text:list>
      <text:h text:style-name="Heading_20_3" text:outline-level="3"><text:bookmark-start text:name="__RefHeading___Toc211_276833556"/>3.6.3. Embauches de salariés de moins de 25 ans<text:bookmark-end text:name="__RefHeading___Toc211_276833556"/></text:h>
      <text:p text:style-name="P48">Unité : nombre</text:p>
      <text:p text:style-name="P48">Dimensions :</text:p>
      <text:list text:style-name="L18">
        <text:list-item>
          <text:p text:style-name="P50">Type de contrat</text:p>
        </text:list-item>
        <text:list-item>
          <text:p text:style-name="P50">Collège</text:p>
        </text:list-item>
        <text:list-item>
          <text:p text:style-name="P50">Genre</text:p>
        </text:list-item>
      </text:list>
      <text:p text:style-name="P48"/>
      <text:h text:style-name="Heading_20_2" text:outline-level="2"><text:bookmark-start text:name="__RefHeading___Toc213_276833556"/>3.7. Salariés en situation de handicap<text:bookmark-end text:name="__RefHeading___Toc213_276833556"/></text:h>
      <text:h text:style-name="Heading_20_3" text:outline-level="3"><text:bookmark-start text:name="__RefHeading___Toc215_276833556"/>3.7.1. Salariés en situation de handicap<text:bookmark-end text:name="__RefHeading___Toc215_276833556"/></text:h>
      <text:p text:style-name="P51">Unité : <text:span text:style-name="T17">nombre</text:span></text:p>
      <text:p text:style-name="P52">Dimensions :</text:p>
      <text:list text:style-name="L20">
        <text:list-item>
          <text:p text:style-name="P53">Type de contrat</text:p>
        </text:list-item>
        <text:list-item>
          <text:p text:style-name="P53">Collège</text:p>
        </text:list-item>
        <text:list-item>
          <text:p text:style-name="P53">Genre</text:p>
        </text:list-item>
      </text:list>
      <text:h text:style-name="Heading_20_3" text:outline-level="3"><text:bookmark-start text:name="__RefHeading___Toc217_276833556"/>3.7.2. Salariés reconnus travailleurs handicapés suite à accidents du travail<text:bookmark-end text:name="__RefHeading___Toc217_276833556"/></text:h>
      <text:p text:style-name="P52">Unité : nombre</text:p>
      <text:p text:style-name="P52">Dimensions :</text:p>
      <text:list text:style-name="L21">
        <text:list-item>
          <text:p text:style-name="P54">Type de contrat</text:p>
        </text:list-item>
        <text:list-item>
          <text:p text:style-name="P54">Collège</text:p>
        </text:list-item>
      </text:list>
      <text:p text:style-name="P52"/>
      <text:h text:style-name="Heading_20_2" text:outline-level="2"><text:bookmark-start text:name="__RefHeading___Toc219_276833556"/>3.8. Travailleurs extérieurs<text:bookmark-end text:name="__RefHeading___Toc219_276833556"/></text:h>
      <text:h text:style-name="Heading_20_3" text:outline-level="3"><text:bookmark-start text:name="__RefHeading___Toc221_276833556"/>3.8.1. Durée moyenne des contrats de travail temporaire<text:bookmark-end text:name="__RefHeading___Toc221_276833556"/></text:h>
      <text:p text:style-name="P52">Unité : jours</text:p>
      <text:h text:style-name="Heading_20_3" text:outline-level="3"><text:bookmark-start text:name="__RefHeading___Toc223_276833556"/>3.8.2. Nombre moyen mensuel de travailleurs temporaires<text:bookmark-end text:name="__RefHeading___Toc223_276833556"/></text:h>
      <text:p text:style-name="P52">Unité : nombre</text:p>
      <text:p text:style-name="P52"><text:soft-page-break/>Dimension : Genre</text:p>
      <text:h text:style-name="Heading_20_3" text:outline-level="3"><text:bookmark-start text:name="__RefHeading___Toc225_276833556"/>3.8.3. Salariés détachés accueillis<text:bookmark-end text:name="__RefHeading___Toc225_276833556"/></text:h>
      <text:p text:style-name="P55">Unité : nombre</text:p>
      <text:p text:style-name="P55">Dimension : Genre</text:p>
      <text:h text:style-name="Heading_20_3" text:outline-level="3"><text:bookmark-start text:name="__RefHeading___Toc227_276833556"/>3.8.4. Salariés détachés en mobilité à l'international<text:bookmark-end text:name="__RefHeading___Toc227_276833556"/></text:h>
      <text:p text:style-name="P55">Unité : nombre</text:p>
      <text:p text:style-name="P55">Dimension : Genre</text:p>
      <text:h text:style-name="Heading_20_3" text:outline-level="3"><text:bookmark-start text:name="__RefHeading___Toc229_276833556"/>3.8.5. Stagiaires scolaires<text:bookmark-end text:name="__RefHeading___Toc229_276833556"/></text:h>
      <text:p text:style-name="P55">Unité : nombre</text:p>
      <text:p text:style-name="P56"><text:span text:style-name="T18">Dimension :</text:span></text:p>
      <text:list text:style-name="L22">
        <text:list-item>
          <text:p text:style-name="P57">Collège</text:p>
        </text:list-item>
        <text:list-item>
          <text:p text:style-name="P57">Gen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14:15:28.325000000</meta:creation-date>
    <dc:date>2025-01-06T16:04:31.605000000</dc:date>
    <meta:editing-duration>PT7M54S</meta:editing-duration>
    <meta:editing-cycles>4</meta:editing-cycles>
    <meta:generator>LibreOffice/7.6.2.1$Windows_X86_64 LibreOffice_project/56f7684011345957bbf33a7ee678afaf4d2ba333</meta:generator>
    <meta:print-date>2025-01-06T15:59:00.253000000</meta:print-date>
    <meta:printed-by>Fichiers PDF</meta:printed-by>
    <meta:document-statistic meta:table-count="0" meta:image-count="0" meta:object-count="0" meta:page-count="8" meta:paragraph-count="219" meta:word-count="1120" meta:character-count="6796" meta:non-whitespace-character-count="5946"/>
  </office:meta>
</office:document-meta>
</file>